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97fea" officeooo:paragraph-rsid="00197fea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bold" officeooo:rsid="00197fea" officeooo:paragraph-rsid="00197fea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officeooo:rsid="00197fea" officeooo:paragraph-rsid="00197fea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officeooo:rsid="001abc63" officeooo:paragraph-rsid="001abc63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officeooo:rsid="001b9e17" officeooo:paragraph-rsid="001b9e17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officeooo:rsid="001bae5a" officeooo:paragraph-rsid="001bae5a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5pt" fo:font-weight="bold" officeooo:rsid="00197fea" officeooo:paragraph-rsid="00197fea" style:font-size-asian="15pt" style:font-weight-asian="bold" style:font-size-complex="15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EXAMEN 1 REPASO MÓDULO I</text:p>
      <text:p text:style-name="P1"/>
      <text:p text:style-name="P2">EJERCICIO 1</text:p>
      <text:p text:style-name="P2"/>
      <text:p text:style-name="P2">(a) Cree dos usuarios nuevos en el sistema de nombre examen3 y examen4. Durante el proceso</text:p>
      <text:p text:style-name="P2">de creación especifique identificadores de usuario distintos de los que se asignarían por</text:p>
      <text:p text:style-name="P2">defecto. Muestre las líneas de archivo correspondientes dónde han quedado registradas</text:p>
      <text:p text:style-name="P2">dichas cuentas de usuario.</text:p>
      <text:p text:style-name="P2"/>
      <text:p text:style-name="P3">[root@localhost ~]# useradd -u 100 examen3</text:p>
      <text:p text:style-name="P3">[root@localhost ~]# useradd -u 101 examen4</text:p>
      <text:p text:style-name="P3"/>
      <text:p text:style-name="P3">Haciendo cat <text:span text:style-name="T1">passwd:</text:span></text:p>
      <text:p text:style-name="P3"><text:span text:style-name="T1"/></text:p>
      <text:p text:style-name="P3">examen3:x:<text:span text:style-name="T2">100</text:span>:500::/home/examen3:/bin/bash</text:p>
      <text:p text:style-name="P3">examen4:x:<text:span text:style-name="T2">101</text:span>:501::/home/examen4:/bin/bash</text:p>
      <text:p text:style-name="P2"/>
      <text:p text:style-name="P2">(b) Asigne contraseñas a cada uno de los usuarios. Modifique el número máximo de días que se les permitirá mantener la misma contraseña y los días de antelación en los que serán</text:p>
      <text:p text:style-name="P2">notificados qué es necesario cambiarla.</text:p>
      <text:p text:style-name="P2"/>
      <text:p text:style-name="P3">[root@localhost ~]# passwd examen3</text:p>
      <text:p text:style-name="P3">Changing password for user examen3.</text:p>
      <text:p text:style-name="P3">New password: </text:p>
      <text:p text:style-name="P3">Retype new password: </text:p>
      <text:p text:style-name="P3">passwd: all authentication tokens updated successfully.</text:p>
      <text:p text:style-name="P3">[root@localhost ~]# chage -M 5 examen3</text:p>
      <text:p text:style-name="P3">[root@localhost ~]# chage -W 4 examen3</text:p>
      <text:p text:style-name="P3"/>
      <text:p text:style-name="P3">[root@localhost ~]# passwd examen4</text:p>
      <text:p text:style-name="P3">Changing password for user examen4.</text:p>
      <text:p text:style-name="P3">New password: </text:p>
      <text:p text:style-name="P3">Retype new password: </text:p>
      <text:p text:style-name="P3">passwd: all authentication tokens updated successfully.</text:p>
      <text:p text:style-name="P3">[root@localhost ~]# chage -M 6 examen4</text:p>
      <text:p text:style-name="P3">[root@localhost ~]# chage -W 9 examen4</text:p>
      <text:p text:style-name="P3"/>
      <text:p text:style-name="P2"/>
      <text:p text:style-name="P2"/>
      <text:p text:style-name="P2">(c) Cree el grupo de usuarios muchos y asigne los usuarios creados a dicho grupo. Liste el</text:p>
      <text:p text:style-name="P2">identificador de usuario examen1 y los grupos a los que pertenece utilizando una única</text:p>
      <text:p text:style-name="P2">orden.</text:p>
      <text:p text:style-name="P2"/>
      <text:p text:style-name="P3">[root@localhost ~]# groupadd muchos</text:p>
      <text:p text:style-name="P3">[root@localhost ~]# gpasswd -a examen3 muchos </text:p>
      <text:p text:style-name="P3">Adding user examen3 to group muchos</text:p>
      <text:p text:style-name="P3">[root@localhost ~]# gpasswd -a examen4 muchos</text:p>
      <text:p text:style-name="P3">Adding user examen4 to group muchos</text:p>
      <text:p text:style-name="P3"/>
      <text:p text:style-name="P3">[root@localhost ~]# id examen3</text:p>
      <text:p text:style-name="P3">uid=100(examen3) gid=500(examen3) groups=500(examen3),502(muchos)</text:p>
      <text:p text:style-name="P2"><text:soft-page-break/>(d) Explique el significado de las opciones diratime y dirsync que pueden incluirse en el campo de opciones de /etc/fstab.</text:p>
      <text:p text:style-name="P2"/>
      <text:p text:style-name="P2">Ejercicio 2 [3.3 puntos]</text:p>
      <text:p text:style-name="P2">(a) Cree un archivo de 15 MB y asócielo al dispositivo /dev/loop1.</text:p>
      <text:p text:style-name="P2"/>
      <text:p text:style-name="P3">[root@localhost ~]# mknod /dev/loop1 b 7 0</text:p>
      <text:p text:style-name="P3">[root@localhost ~]# dd if=/dev/zero of=/root/archivo_15 bs=15k count=1000</text:p>
      <text:p text:style-name="P3">1000+0 records in</text:p>
      <text:p text:style-name="P3">1000+0 records out</text:p>
      <text:p text:style-name="P3">15360000 bytes (15 MB) copied, 0.02288 s, 671 MB/s</text:p>
      <text:p text:style-name="P3"/>
      <text:p text:style-name="P3">[root@localhost ~]# losetup /dev/loop1 archivo_15</text:p>
      <text:p text:style-name="P2"/>
      <text:p text:style-name="P2">(b) Cree una única partición utilizando fdisk y asígnele el sistema de archivo ext3.</text:p>
      <text:p text:style-name="P2"/>
      <text:p text:style-name="P3">[root@localhost ~]# fdisk /dev/loop1 </text:p>
      <text:p text:style-name="P3">Device contains neither a valid DOS partition table, nor Sun, SGI or OSF disklabel</text:p>
      <text:p text:style-name="P3">Building a new DOS disklabel with disk identifier 0x40ce0eac.</text:p>
      <text:p text:style-name="P3">Changes will remain in memory only, until you decide to write them.</text:p>
      <text:p text:style-name="P3">After that, of course, the previous content won't be recoverable.</text:p>
      <text:p text:style-name="P3"/>
      <text:p text:style-name="P3">Warning: invalid flag 0x0000 of partition table 4 will be corrected by w(rite)</text:p>
      <text:p text:style-name="P3"/>
      <text:p text:style-name="P3">Command (m for help): n</text:p>
      <text:p text:style-name="P3">Command action</text:p>
      <text:p text:style-name="P3"><text:s text:c="3"/>e <text:s text:c="2"/>extended</text:p>
      <text:p text:style-name="P3"><text:s text:c="3"/>p <text:s text:c="2"/>primary partition (1-4)</text:p>
      <text:p text:style-name="P3">p</text:p>
      <text:p text:style-name="P3">Partition number (1-4, default 1): 1</text:p>
      <text:p text:style-name="P3">First sector (2048-29999, default 2048): </text:p>
      <text:p text:style-name="P3">Using default value 2048</text:p>
      <text:p text:style-name="P3">Last sector, +sectors or +size{K,M,G} (2048-29999, default 29999): </text:p>
      <text:p text:style-name="P3">Using default value 29999</text:p>
      <text:p text:style-name="P3"/>
      <text:p text:style-name="P3">Command (m for help): w</text:p>
      <text:p text:style-name="P3">The partition table has been altered!</text:p>
      <text:p text:style-name="P3"/>
      <text:p text:style-name="P3">Calling ioctl() to re-read partition table.</text:p>
      <text:p text:style-name="P3"/>
      <text:p text:style-name="P3">WARNING: Re-reading the partition table failed with error 22: Invalid argument.</text:p>
      <text:p text:style-name="P3">The kernel still uses the old table. The new table will be used at</text:p>
      <text:p text:style-name="P3">the next reboot or after you run partprobe(8) or kpartx(8)</text:p>
      <text:p text:style-name="P3">Syncing disks.</text:p>
      <text:p text:style-name="P2"/>
      <text:p text:style-name="P2"/>
      <text:p text:style-name="P3">[root@localhost ~]# mke2fs -t ext3 /dev/loop1 </text:p>
      <text:p text:style-name="P3">mke2fs 1.41.12 (17-May-2010)</text:p>
      <text:p text:style-name="P3">Filesystem label=</text:p>
      <text:p text:style-name="P3">OS type: Linux</text:p>
      <text:p text:style-name="P3">Block size=1024 (log=0)</text:p>
      <text:p text:style-name="P3">Fragment size=1024 (log=0)</text:p>
      <text:p text:style-name="P3"><text:soft-page-break/>Stride=0 blocks, Stripe width=0 blocks</text:p>
      <text:p text:style-name="P3">3760 inodes, 15000 blocks</text:p>
      <text:p text:style-name="P3">750 blocks (5.00%) reserved for the super user</text:p>
      <text:p text:style-name="P3">First data block=1</text:p>
      <text:p text:style-name="P3">Maximum filesystem blocks=15466496</text:p>
      <text:p text:style-name="P3">2 block groups</text:p>
      <text:p text:style-name="P3">8192 blocks per group, 8192 fragments per group</text:p>
      <text:p text:style-name="P3">1880 inodes per group</text:p>
      <text:p text:style-name="P3">Superblock backups stored on blocks: </text:p>
      <text:p text:style-name="P3"><text:tab/>8193</text:p>
      <text:p text:style-name="P3"/>
      <text:p text:style-name="P3">Writing inode tables: done <text:s text:c="27"/></text:p>
      <text:p text:style-name="P3">Creating journal (1024 blocks): done</text:p>
      <text:p text:style-name="P3">Writing superblocks and filesystem accounting information: done</text:p>
      <text:p text:style-name="P3"/>
      <text:p text:style-name="P3">This filesystem will be automatically checked every 23 mounts or</text:p>
      <text:p text:style-name="P3">180 days, whichever comes first. <text:s/>Use tune2fs -c or -i to override.</text:p>
      <text:p text:style-name="P3"/>
      <text:p text:style-name="P2">(c) Monte el sistema de archivos creado en /mnt de forma que sólo se permita la lectura y no se permita la ejecución de binarios.</text:p>
      <text:p text:style-name="P2"/>
      <text:p text:style-name="P4">Para montar el sistema de archivos en dicho directorio se hará uso de la orden <text:span text:style-name="T2">mount</text:span>, con las opciones (-o) ro y noexec</text:p>
      <text:p text:style-name="P4"/>
      <text:p text:style-name="P4">[root@localhost ~]# mount -r -o noexec /dev/loop1 /mnt/</text:p>
      <text:p text:style-name="P4"/>
      <text:p text:style-name="P4"/>
      <text:p text:style-name="P2">Ejercicio 3 [3.3 puntos]</text:p>
      <text:p text:style-name="P2">(a) Explique el significado de la información que aparece en la segunda línea de la orden top.</text:p>
      <text:p text:style-name="P2">Limite el número de procesos visualizados a 5.</text:p>
      <text:p text:style-name="P2"/>
      <text:p text:style-name="P5">El contenido de la segunda linea es el número de procesos totales, los que están ejecutándose, los que están dormidos , parados o en estado zombie.</text:p>
      <text:p text:style-name="P5"/>
      <text:p text:style-name="P5">top - 11:33:22 up <text:s/>1:08, <text:s/>1 user, <text:s/>load average: 0.00, 0.00, 0.00</text:p>
      <text:p text:style-name="P5">Tasks: <text:s/>40 total, <text:s text:c="2"/>1 running, <text:s/>39 sleeping, <text:s text:c="2"/>0 stopped, <text:s text:c="2"/>0 zombie</text:p>
      <text:p text:style-name="P5">Cpu(s): <text:s/>0.0%us, <text:s/>0.0%sy, <text:s/>0.0%ni,100.0%id, <text:s/>0.0%wa, <text:s/>0.0%hi, <text:s/>0.0%si, <text:s/>0.0%st</text:p>
      <text:p text:style-name="P5">Mem: <text:s text:c="2"/>1020556k total, <text:s text:c="3"/>57636k used, <text:s text:c="2"/>962920k free, <text:s text:c="4"/>4412k buffers</text:p>
      <text:p text:style-name="P5">Swap: <text:s text:c="7"/>0k total, <text:s text:c="7"/>0k used, <text:s text:c="7"/>0k free, <text:s text:c="3"/>35612k cached</text:p>
      <text:p text:style-name="P5"/>
      <text:p text:style-name="P5"><text:s text:c="2"/>PID USER <text:s text:c="5"/>PR <text:s/>NI <text:s/>VIRT <text:s/>RES <text:s/>SHR S %CPU %MEM <text:s text:c="3"/>TIME+ <text:s/>COMMAND <text:s text:c="36"/></text:p>
      <text:p text:style-name="P5"><text:s text:c="4"/>1 root <text:s text:c="5"/>20 <text:s text:c="2"/>0 <text:s/>2884 1328 1152 S <text:s/>0.0 <text:s/>0.1 <text:s text:c="2"/>0:00.00 init <text:s text:c="39"/></text:p>
      <text:p text:style-name="P5"><text:s text:c="4"/>2 root <text:s text:c="5"/>20 <text:s text:c="2"/>0 <text:s text:c="4"/>0 <text:s text:c="3"/>0 <text:s text:c="3"/>0 S <text:s/>0.0 <text:s/>0.0 <text:s text:c="2"/>0:00.00 kthreadd <text:s text:c="35"/></text:p>
      <text:p text:style-name="P5"><text:s text:c="4"/>3 root <text:s text:c="5"/>20 <text:s text:c="2"/>0 <text:s text:c="4"/>0 <text:s text:c="3"/>0 <text:s text:c="3"/>0 S <text:s/>0.0 <text:s/>0.0 <text:s text:c="2"/>0:00.68 ksoftirqd/0 <text:s text:c="32"/></text:p>
      <text:p text:style-name="P5"><text:s text:c="4"/>4 root <text:s text:c="5"/>20 <text:s text:c="2"/>0 <text:s text:c="4"/>0 <text:s text:c="3"/>0 <text:s text:c="3"/>0 S <text:s/>0.0 <text:s/>0.0 <text:s text:c="2"/>0:00.00 kworker/0:0 <text:s text:c="32"/></text:p>
      <text:p text:style-name="P5"><text:s text:c="4"/>5 root <text:s text:c="5"/>20 <text:s text:c="2"/>0 <text:s text:c="4"/>0 <text:s text:c="3"/>0 <text:s text:c="3"/>0 S <text:s/>0.0 <text:s/>0.0 <text:s text:c="2"/>0:00.00 kworker/u:0 </text:p>
      <text:p text:style-name="P5"/>
      <text:p text:style-name="P2">(b) Utilice vmstat para generar 10 informes cada 2 segundos mostrando la información de</text:p>
      <text:p text:style-name="P2">memoria en kilobytes. Indique el significado de las columnas r y free.</text:p>
      <text:p text:style-name="P2"><text:s/></text:p>
      <text:p text:style-name="P3">[root@localhost ~]# vmstat -S K 2 10</text:p>
      <text:p text:style-name="P3">procs -----------memory---------- ---swap-- -----io---- --system-- -----cpu-----</text:p>
      <text:p text:style-name="P3"><text:soft-page-break/><text:s/>r <text:s/>b <text:s text:c="2"/>swpd <text:s text:c="2"/>free <text:s text:c="2"/>buff <text:s/>cache <text:s text:c="2"/>si <text:s text:c="2"/>so <text:s text:c="3"/>bi <text:s text:c="3"/>bo <text:s text:c="2"/>in <text:s text:c="2"/>cs us sy id wa st</text:p>
      <text:p text:style-name="P3"><text:s/>0 <text:s/>0 <text:s text:c="5"/>0 963184 <text:s text:c="2"/>4420 <text:s/>35636 <text:s text:c="3"/>0 <text:s text:c="3"/>0 <text:s text:c="4"/>6 <text:s text:c="4"/>6 <text:s text:c="2"/>97 <text:s text:c="3"/>5 <text:s/>0 <text:s/>0 100 <text:s/>0 <text:s/>0<text:tab/></text:p>
      <text:p text:style-name="P3"><text:s/>0 <text:s/>0 <text:s text:c="5"/>0 963184 <text:s text:c="2"/>4420 <text:s/>35636 <text:s text:c="3"/>0 <text:s text:c="3"/>0 <text:s text:c="4"/>0 <text:s text:c="4"/>0 <text:s text:c="2"/>97 <text:s text:c="3"/>4 <text:s/>0 <text:s/>0 100 <text:s/>0 <text:s/>0<text:tab/></text:p>
      <text:p text:style-name="P3"><text:s/>0 <text:s/>0 <text:s text:c="5"/>0 963184 <text:s text:c="2"/>4420 <text:s/>35636 <text:s text:c="3"/>0 <text:s text:c="3"/>0 <text:s text:c="4"/>0 <text:s text:c="4"/>0 <text:s text:c="2"/>98 <text:s text:c="3"/>2 <text:s/>0 <text:s/>0 100 <text:s/>0 <text:s/>0<text:tab/></text:p>
      <text:p text:style-name="P3"><text:s/>0 <text:s/>0 <text:s text:c="5"/>0 963184 <text:s text:c="2"/>4420 <text:s/>35636 <text:s text:c="3"/>0 <text:s text:c="3"/>0 <text:s text:c="4"/>0 <text:s text:c="4"/>0 <text:s text:c="2"/>99 <text:s text:c="3"/>2 <text:s/>0 <text:s/>0 100 <text:s/>0 <text:s/>0<text:tab/></text:p>
      <text:p text:style-name="P3"><text:s/>0 <text:s/>0 <text:s text:c="5"/>0 963184 <text:s text:c="2"/>4420 <text:s/>35636 <text:s text:c="3"/>0 <text:s text:c="3"/>0 <text:s text:c="4"/>0 <text:s text:c="4"/>0 <text:s text:c="2"/>97 <text:s text:c="3"/>2 <text:s/>0 <text:s/>0 100 <text:s/>0 <text:s/>0<text:tab/></text:p>
      <text:p text:style-name="P3"><text:s/>0 <text:s/>0 <text:s text:c="5"/>0 963184 <text:s text:c="2"/>4420 <text:s/>35636 <text:s text:c="3"/>0 <text:s text:c="3"/>0 <text:s text:c="4"/>0 <text:s text:c="4"/>0 <text:s text:c="2"/>97 <text:s text:c="3"/>1 <text:s/>0 <text:s/>0 100 <text:s/>0 <text:s/>0<text:tab/></text:p>
      <text:p text:style-name="P3"><text:s/>0 <text:s/>0 <text:s text:c="5"/>0 963184 <text:s text:c="2"/>4420 <text:s/>35636 <text:s text:c="3"/>0 <text:s text:c="3"/>0 <text:s text:c="4"/>0 <text:s text:c="4"/>0 <text:s text:c="2"/>97 <text:s text:c="3"/>4 <text:s/>0 <text:s/>0 100 <text:s/>0 <text:s/>0<text:tab/></text:p>
      <text:p text:style-name="P3"><text:s/>0 <text:s/>0 <text:s text:c="5"/>0 963184 <text:s text:c="2"/>4420 <text:s/>35636 <text:s text:c="3"/>0 <text:s text:c="3"/>0 <text:s text:c="4"/>0 <text:s text:c="4"/>0 <text:s text:c="2"/>97 <text:s text:c="3"/>1 <text:s/>0 <text:s/>0 100 <text:s/>0 <text:s/>0<text:tab/></text:p>
      <text:p text:style-name="P3"><text:s/>0 <text:s/>0 <text:s text:c="5"/>0 963184 <text:s text:c="2"/>4420 <text:s/>35636 <text:s text:c="3"/>0 <text:s text:c="3"/>0 <text:s text:c="4"/>0 <text:s text:c="4"/>0 <text:s text:c="2"/>96 <text:s text:c="3"/>2 <text:s/>0 <text:s/>0 100 <text:s/>0 <text:s/>0<text:tab/></text:p>
      <text:p text:style-name="P3"><text:s/>0 <text:s/>0 <text:s text:c="5"/>0 963184 <text:s text:c="2"/>4420 <text:s/>35636 <text:s text:c="3"/>0 <text:s text:c="3"/>0 <text:s text:c="4"/>0 <text:s text:c="4"/>0 <text:s text:c="2"/>96 <text:s text:c="3"/>3 <text:s/>0 <text:s/>0 100 <text:s/>0 <text:s/>0</text:p>
      <text:p text:style-name="P2"/>
      <text:p text:style-name="P6">La columna r indica si el proceso está en cola de ejecución. Por su parte, la columna free, indica que la memoria principal libre se está agotando.</text:p>
      <text:p text:style-name="P6"/>
      <text:p text:style-name="P2">(c) Utilizando la orden apropiada, liste el espacio ocupado y disponible para cada uno de los</text:p>
      <text:p text:style-name="P2">sistemas de archivos en formato legible para las personas.</text:p>
      <text:p text:style-name="P2"/>
      <text:p text:style-name="P3">[root@localhost ~]# df -h </text:p>
      <text:p text:style-name="P3">Filesystem <text:s text:c="11"/>Size <text:s/>Used Avail Use% Mounted on</text:p>
      <text:p text:style-name="P3">LABEL=ROOT <text:s text:c="10"/>1008M <text:s/>417M <text:s/>541M <text:s/>44% /</text:p>
      <text:p text:style-name="P3">tmpfs <text:s text:c="15"/>1008M <text:s/>417M <text:s/>541M <text:s/>44% /dev/shm</text:p>
      <text:p text:style-name="P3">/tmp <text:s text:c="17"/>499M <text:s text:c="4"/>0 <text:s/>499M <text:s text:c="2"/>0% /tmp</text:p>
      <text:p text:style-name="P3">/dev/loop1 <text:s text:c="12"/>15M <text:s/>1.2M <text:s text:c="2"/>13M <text:s text:c="2"/>9% /mnt</text:p>
      <text:p text:style-name="P3"/>
      <text:p text:style-name="P2">(d) Liste el contenido del directorio personal del superusuario utilizando el formato detallado y ordenando los resultados por tiempo de acceso.</text:p>
      <text:p text:style-name="P2"/>
      <text:p text:style-name="P3">[root@localhost ~]# ls -lau /home/</text:p>
      <text:p text:style-name="P3">total 16</text:p>
      <text:p text:style-name="P3">drwxr-xr-x <text:s/>4 root <text:s text:c="3"/>root <text:s text:c="3"/>4096 Apr <text:s/>8 <text:s/>2011 .</text:p>
      <text:p text:style-name="P3">dr-xr-xr-x 22 root <text:s text:c="3"/>root <text:s text:c="3"/>4096 Apr <text:s/>8 <text:s/>2011 ..</text:p>
      <text:p text:style-name="P3">drwx------ <text:s/>2 examen3 examen3 4096 Feb 12 10:28 examen3</text:p>
      <text:p text:style-name="P3">drwx------ <text:s/>2 examen4 examen4 4096 Feb 12 10:28 examen4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2T16:23:14.610418289</meta:creation-date>
    <dc:date>2022-02-12T17:41:49.934196712</dc:date>
    <meta:editing-duration>PT7M54S</meta:editing-duration>
    <meta:editing-cycles>1</meta:editing-cycles>
    <meta:document-statistic meta:table-count="0" meta:image-count="0" meta:object-count="0" meta:page-count="4" meta:paragraph-count="141" meta:word-count="1193" meta:character-count="7631" meta:non-whitespace-character-count="5702"/>
    <meta:generator>LibreOffice/6.4.7.2$Linux_X86_64 LibreOffice_project/40$Build-2</meta:generator>
  </office:meta>
</office:document-meta>
</file>